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Arial_EmbeddedFont, Arial_MSFontService, sans-serif"/>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WordVisiCarriageReturn MSFontService" svg:font-family="'WordVisiCarriageReturn MSFontService', Arial, Arial_EmbeddedFont, Arial_MSFontService, sans-serif"/>
    <style:font-face style:name="WordVisiCarriageReturn MSFontService1" svg:font-family="'WordVisiCarriageReturn MSFontService', Calibri, Calibri_EmbeddedFont, Calibri_MSFontService, sans-serif"/>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6.925in"/>
    </style:style>
    <style:style style:name="Table1.A1" style:family="table-cell">
      <style:table-cell-properties style:vertical-align="middle" fo:background-color="transparent" fo:padding-left="0in" fo:padding-right="0.0194in" fo:padding-top="0.0194in" fo:padding-bottom="0.0194in" fo:border-left="none" fo:border-right="0.75pt solid #b8cce4" fo:border-top="0.75pt solid #b8cce4" fo:border-bottom="1.5pt solid #95b3d7">
        <style:background-image/>
      </style:table-cell-properties>
    </style:style>
    <style:style style:name="Table1.A2" style:family="table-cell">
      <style:table-cell-properties style:vertical-align="middle" fo:background-color="transparent" fo:padding="0.0194in" fo:border="0.05pt solid #b8cce4">
        <style:background-image/>
      </style:table-cell-properties>
    </style:style>
    <style:style style:name="P1" style:family="paragraph" style:parent-style-name="Standard">
      <style:text-properties style:font-name="Arial" fo:font-weight="bold" officeooo:rsid="0019ea01" officeooo:paragraph-rsid="0019ea01" style:font-weight-asian="bold" style:font-weight-complex="bold"/>
    </style:style>
    <style:style style:name="P2" style:family="paragraph" style:parent-style-name="Standard">
      <style:text-properties style:font-name="Arial" fo:font-weight="normal" officeooo:rsid="0019ea01" officeooo:paragraph-rsid="0019ea01" style:font-weight-asian="normal" style:font-weight-complex="normal"/>
    </style:style>
    <style:style style:name="P3" style:family="paragraph" style:parent-style-name="Table_20_Contents">
      <loext:graphic-properties draw:fill="none" draw:fill-color="#ffffff"/>
      <style:paragraph-properties fo:margin-left="0in" fo:margin-right="0in" fo:margin-top="0in" fo:margin-bottom="0.1965in" style:contextual-spacing="false" style:line-height-at-least="0.1874in" fo:text-align="start" style:justify-single-word="false" fo:text-indent="0in" style:auto-text-indent="false" fo:background-color="transparent" fo:padding="0in" fo:border="none"/>
      <style:text-properties fo:font-variant="normal" fo:text-transform="none" fo:font-style="normal" fo:font-weight="bold" loext:padding="0in" loext:border="none"/>
    </style:style>
    <style:style style:name="P4" style:family="paragraph" style:parent-style-name="Table_20_Contents">
      <loext:graphic-properties draw:fill="none" draw:fill-color="#ffffff"/>
      <style:paragraph-properties fo:margin-left="0in" fo:margin-right="0in" fo:margin-top="0in" fo:margin-bottom="0.1965in" style:contextual-spacing="false" style:line-height-at-least="0.1874in" fo:text-align="start" style:justify-single-word="false" fo:text-indent="0in" style:auto-text-indent="false" fo:background-color="transparent" fo:padding="0in" fo:border="none"/>
      <style:text-properties fo:font-variant="normal" fo:text-transform="none" fo:font-style="normal" fo:font-weight="bold" officeooo:rsid="0019ea01" officeooo:paragraph-rsid="0019ea01" loext:padding="0in" loext:border="none"/>
    </style:style>
    <style:style style:name="P5" style:family="paragraph" style:parent-style-name="Table_20_Contents">
      <loext:graphic-properties draw:fill="none" draw:fill-color="#ffffff"/>
      <style:paragraph-properties fo:margin-left="0in" fo:margin-right="0in" fo:margin-top="0in" fo:margin-bottom="0.1965in" style:contextual-spacing="false" style:line-height-at-least="0.1874in" fo:text-align="start" style:justify-single-word="false" fo:text-indent="0in" style:auto-text-indent="false" fo:background-color="transparent" fo:padding="0in" fo:border="none"/>
      <style:text-properties fo:font-variant="normal" fo:text-transform="none" loext:padding="0in" loext:border="none"/>
    </style:style>
    <style:style style:name="P6"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fo:padding="0in" fo:border="none"/>
    </style:style>
    <style:style style:name="P7" style:family="paragraph" style:parent-style-name="Text_20_body">
      <style:text-properties fo:font-variant="normal" fo:text-transform="none" style:font-name="Arial" fo:font-weight="normal" officeooo:rsid="0019ea01" officeooo:paragraph-rsid="0019ea01"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style:font-name="Arial1" fo:font-size="10pt" fo:language="nl" fo:country="NL"/>
    </style:style>
    <style:style style:name="T4" style:family="text">
      <style:text-properties style:font-name="Arial1" fo:font-size="10pt" fo:language="nl" fo:country="NL" officeooo:rsid="0019ea01"/>
    </style:style>
    <style:style style:name="T5" style:family="text">
      <style:text-properties style:font-name="Arial1" fo:font-size="10pt" fo:language="nl" fo:country="NL" fo:font-style="normal" fo:font-weight="bold"/>
    </style:style>
    <style:style style:name="T6" style:family="text">
      <style:text-properties style:font-name="WordVisiCarriageReturn MSFontService" fo:font-size="10pt"/>
    </style:style>
    <style:style style:name="T7" style:family="text">
      <style:text-properties style:font-name="WordVisiCarriageReturn MSFontService" fo:font-size="10pt" fo:font-style="normal" fo:font-weight="bold"/>
    </style:style>
    <style:style style:name="T8" style:family="text">
      <style:text-properties style:font-name="WordVisiCarriageReturn MSFontService" fo:font-size="10pt" fo:language="nl" fo:country="NL" officeooo:rsid="0019ea01"/>
    </style:style>
    <style:style style:name="T9" style:family="text">
      <style:text-properties fo:font-variant="normal" fo:text-transform="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e ben ik?</text:p>
      <text:p text:style-name="P2">Ik ben Marijn Verschuren, ik ben 18 jaar oud en mijn hobbys zijn: programmeren, skiien en muziek luisteren. Ik heb voor deze opleiding HAVO gedaan en wat programmeer kennis opgedaan. <text:span text:style-name="T1">Ik heb dan ook een RC-Car gemaakt voor mijn profielwerkstuk hierbij had ik gebruik gemaakt van een arduino. Omdat ik werken met de arduino wel interessant maar soms iets te limiterend vond ben ik verder gaan werken met STM boards, Omdat ik hier verder mee wil werken heb ik Tech gekozen. Later wil ik computer science op de TUE gaan studeren omdat ik software ook interesant vind.</text:span></text:p>
      <text:p text:style-name="P2"><text:span text:style-name="T1"/></text:p>
      <text:p text:style-name="P1"><text:span text:style-name="T1">Waarom heb ik voor Fontys ICT gekozen?</text:span></text:p>
      <text:p text:style-name="P2"><text:span text:style-name="T1">Ik heb voor ICT op de Fontys gekozen omdat ik programeren interesant vind en omdat het mogelijk is om vanaf de HAVO hier te komen studeren.</text:span></text:p>
      <text:p text:style-name="P2"><text:span text:style-name="T1"/></text:p>
      <text:p text:style-name="P1"><text:span text:style-name="T1">Wat wil ik leren in het startsemester?</text:span></text:p>
      <text:p text:style-name="P2"><text:span text:style-name="T1">In het startsemester wil ik vooral leren wat er in de latere semesters aan bod komt en of het mogelijk is om door te studeren na de HBO en wat daarvoor gedaan moet worden.</text:span></text:p>
      <text:p text:style-name="P2"><text:span text:style-name="T1"/></text:p>
      <text:p text:style-name="P1"><text:span text:style-name="T1">Wat heb ik tot nu toe geleerd op het gebied van professionele ontwikkeling?</text:span></text:p>
      <text:p text:style-name="P2"><text:span text:style-name="T1">Tijdens de proftaak heb ik geleerd dat het optijd komen en het aanwezig zijn in het algemeen heel belangrijk zijn en dat het cruciaal is dat de taken goed verdeeld worden zodat voorkomen word dat het hele team op een lid moet wachten. Ook heb ik geleerd hoe belangrijk communicatie is binnen een project</text:span></text:p>
      <text:p text:style-name="P2"><text:span text:style-name="T1"/></text:p>
      <text:p text:style-name="P1"><text:span text:style-name="T1">Wat wil ik over 5 jaar bereikt hebben?</text:span></text:p>
      <text:p text:style-name="P2"><text:span text:style-name="T1">Over vijf jaar hoop ik klaar te zijn met mijn ICT-T opleiding hier op de Fontys en goed opweg te zijn met een Computer Science master op de TUE.</text:span></text:p>
      <text:p text:style-name="P2"><text:span text:style-name="T1"/></text:p>
      <text:p text:style-name="P1"/>
      <text:p text:style-name="P1">Mijn bijdrage aan de Proftaak</text:p>
      <text:p text:style-name="P2">ik heb het tech gedeelte van de proftaak gedaan. Omdat wij een robot arm aan het maken zijn <text:s/>is tech een groot deel van de proftaak dit had wat nadelen omdat Ik de enige tech student ben van de groep. Hierdoor was de taakverdeling niet al te best en moest idereen uiteindelijk wachten totdat ik klaar was met het tech gedeelte. </text:p>
      <text:p text:style-name="P2"/>
      <text:p text:style-name="P2">Tijdens mijn taak bij tech heb ik:</text:p>
      <text:p text:style-name="P2">- de hardware gemaakt</text:p>
      <text:p text:style-name="P2">- het hardware geprogrameerd</text:p>
      <text:p text:style-name="P2">- test programma gemaakt voor deze hardware</text:p>
      <text:p text:style-name="P2"/>
      <text:p text:style-name="P1">Wat heb ik geleerd binnen de Proftaak</text:p>
      <text:p text:style-name="P2">ik heb geleerd hoe ik werk met STM boards, hoe ik hardware design en wat ik bij een volgend groepsproject beter ga doen</text:p>
      <text:p text:style-name="P2"/>
      <text:p text:style-name="P1">Wat doe ik volgende keer anders en waar wil ik me nog in ontwikkelen</text:p>
      <text:p text:style-name="P2">ik ga volgende keer ervoor zorgen dat ik vaker optijd ben, dat ik beter ga comuniceren en vooral beter over de taakverdeling nadenk. Ik moet me hiervoor nog ontwikkelen binnen het samenwerken en communiceren.</text:p>
      <text:p text:style-name="P1"><text:soft-page-break/>Welke feedback heb ik van mijn groepsleden ontvangen?</text:p>
      <text:p text:style-name="P2">- Dat ik moet proberen om optijd op school te zijn.</text:p>
      <text:p text:style-name="P2">- Dat ik soms te streng of onrealistisch kan zijn met mijn verwachtingen van vaardigheden (voornamelijk van: wiskunde en programmeren)</text:p>
      <text:p text:style-name="P2">- Dat ik soms niet duidelijk communiceer wat ik doe of verwacht</text:p>
      <text:p text:style-name="P2"/>
      <text:p text:style-name="P1">Hoe vind ik zelf dat ik het heb gedaan?</text:p>
      <text:p text:style-name="P2">Ik vind dat Ik qua inhoud of productiviteit best goed heb gedaan vooral met alle problemen die we zijn tegen gekomen.</text:p>
      <text:p text:style-name="P2"/>
      <text:p text:style-name="P2">Voor groepswerk vind ik dat ik het iets minder goed heb gedaan en soms te veel verwacht en niet goed communiceer.</text:p>
      <text:p text:style-name="P2"/>
      <text:p text:style-name="P2">In conclusie ben ik wel tevreden met hoe de Proftaak is gegaan dit komt vooral omdat ik het onderwerp interesant vind en omdat we ondanks de wat minder goeie groepswerk wel een paar moeilijke problemen zijn overkomen. Ik vind het wel jammer dat we geen goed prototype hebben kunnen maken.</text:p>
      <text:p text:style-name="P2"/>
      <text:p text:style-name="P7"> </text:p>
      <text:section text:style-name="Sect1" text:name="WACViewPanel_ClipboardElement">
        <text:section text:style-name="Sect1" text:name="{e29edd7b-a29d-491e-8720-9d54389edb9a}{43}">
          <text:p text:style-name="Text_20_body"/>
        </text:section>
        <table:table table:name="Table1" table:style-name="Table1">
          <table:table-column table:style-name="Table1.A"/>
          <table:table-row>
            <table:table-cell table:style-name="Table1.A1" office:value-type="string">
              <text:p text:style-name="P3"><text:span text:style-name="T3">Toekomstgericht organiseren</text:span> </text:p>
              <text:p text:style-name="P3"><text:span text:style-name="T3">Je faseert -onder begeleiding- de proftaak Design Challenge in tijd en deeltaken waarin alle teamleden zich kunnen vinden.</text:span> <text:span text:style-name="T6"><text:line-break/></text:span><text:span text:style-name="T3">Je maakt afspraken over de verwachte kwaliteit van de proftaak Design Challenge.</text:span> <text:span text:style-name="T6"><text:line-break/></text:span><text:span text:style-name="T3">Je denkt in de uitwerking van de proftaak Design Challenge na over het gevolg van de oplossing voor betrokken mensen en organisaties.</text:span> </text:p>
              <text:p text:style-name="P5">  </text:p>
            </table:table-cell>
          </table:table-row>
          <table:table-row>
            <table:table-cell table:style-name="Table1.A2" office:value-type="string">
              <text:p text:style-name="P3"><text:span text:style-name="T3">Indicatie: </text:span><text:span text:style-name="T4">S</text:span><text:span text:style-name="T6"><text:line-break/></text:span><text:span text:style-name="T3">Toelichting: Satisfactory </text:span><text:span text:style-name="T4">we hebben als groep de taak verdeling overlegd en we houden (bijna) elke dag een standup zodat we van elkaar weten waar iedereen mee bezig is en zodat we elkaar kunnen helpen als dit nodig is.</text:span></text:p>
              <text:p text:style-name="P4"><text:span text:style-name="T4">D</text:span><text:span text:style-name="T3">e taakverdeling bleek niet super goed te zijn ookal is deze overlegd omdat dit project vooral tech bevat dit samen met het feit dat we vier software studenten hebben heeft gezorgt voor een minder goeie taakverdeling.</text:span></text:p>
            </table:table-cell>
          </table:table-row>
          <table:table-row>
            <table:table-cell table:style-name="Table1.A2" office:value-type="string">
              <text:p text:style-name="P3"><text:span text:style-name="T3">Onderzoekend probleem oplossen</text:span> </text:p>
              <text:p text:style-name="P3"><text:span text:style-name="T3">Je blijft gedurende het hele oplosproces in de Design Challenge nieuwsgierig en stelt vragen.</text:span> <text:span text:style-name="T6"><text:line-break/></text:span><text:span text:style-name="T3">Je beantwoordt vragen met een passende aanpak: pragmatisch, kritisch en gebaseerd op bronnen.</text:span></text:p>
            </table:table-cell>
          </table:table-row>
          <table:table-row>
            <table:table-cell table:style-name="Table1.A2" office:value-type="string">
              <text:p text:style-name="P3"><text:span text:style-name="T3">Indicatie: </text:span><text:span text:style-name="T4">G</text:span><text:span text:style-name="T6"><text:line-break/></text:span><text:soft-page-break/><text:span text:style-name="T3">Toelichting: </text:span><text:span text:style-name="T4">Goed, dit mijn sterke kant. Ik heb in dit project enorm veel problemen moeten oplossen voor hardware of software.</text:span></text:p>
            </table:table-cell>
          </table:table-row>
          <table:table-row>
            <table:table-cell table:style-name="Table1.A2" office:value-type="string">
              <text:p text:style-name="P5"><text:span text:style-name="T5">Doelgericht interacteren</text:span><text:span text:style-name="T2"> </text:span><text:span text:style-name="T7"><text:line-break/></text:span><text:span text:style-name="T5">- Je houdt rekening met directe belanghebbenden bij de opdracht.</text:span><text:span text:style-name="T2"> </text:span><text:span text:style-name="T7"><text:line-break/></text:span><text:span text:style-name="T5">- Je hebt aandacht voor wat je wil communiceren en in welke vorm.</text:span><text:span text:style-name="T2"> </text:span><text:span text:style-name="T7"><text:line-break/></text:span><text:span text:style-name="T5">- Je neemt je eigen rol in de groep.</text:span><text:span text:style-name="T2"> </text:span><text:span text:style-name="T7"><text:line-break/></text:span><text:span text:style-name="T5">- Je herkent taken in het groepswerk.</text:span><text:span text:style-name="T2"> </text:span><text:span text:style-name="T7"><text:line-break/></text:span><text:span text:style-name="T5">- Je spreekt anderen aan op hun rol.</text:span><text:span text:style-name="T2"> </text:span></text:p>
            </table:table-cell>
          </table:table-row>
          <table:table-row>
            <table:table-cell table:style-name="Table1.A2" office:value-type="string">
              <text:p text:style-name="P3"><text:span text:style-name="T3">Indicatie: </text:span><text:span text:style-name="T4">S</text:span><text:span text:style-name="T6"><text:line-break/></text:span><text:span text:style-name="T3">Toelichting: Satisfactory, </text:span><text:span text:style-name="T4">ookal was de communicatie iets minder heb ik wel goed mijn eigen rol binnen het project aangenomen en anderen zoveel mogelijk geholpen.</text:span><text:span text:style-name="T6"><text:line-break/></text:span></text:p>
            </table:table-cell>
          </table:table-row>
          <table:table-row>
            <table:table-cell table:style-name="Table1.A2" office:value-type="string">
              <text:p text:style-name="P3"><text:span text:style-name="T3">Persoonlijk leiderschap</text:span> <text:span text:style-name="T6"><text:line-break/></text:span><text:span text:style-name="T3">- Je ziet en grijpt kansen.</text:span> <text:span text:style-name="T6"><text:line-break/></text:span><text:span text:style-name="T3">- Je motiveert jezelf.</text:span> <text:span text:style-name="T6"><text:line-break/></text:span><text:span text:style-name="T3">- Je neemt verantwoordelijkheid voor jouw handelen.</text:span> <text:span text:style-name="T6"><text:line-break/></text:span><text:span text:style-name="T3">- Je werkt resultaatgericht aan je opdracht of taak.</text:span> <text:span text:style-name="T6"><text:line-break/></text:span><text:span text:style-name="T3">- Je maakt overwogen keuzes in je studieprogramma.</text:span> <text:span text:style-name="T6"><text:line-break/></text:span><text:span text:style-name="T3">- Je herkent bij jezelf leerbehoeften.</text:span> <text:span text:style-name="T6"><text:line-break/></text:span><text:span text:style-name="T3">- Je staat open voor feedback en reflecteert daarop</text:span> </text:p>
            </table:table-cell>
          </table:table-row>
          <table:table-row>
            <table:table-cell table:style-name="Table1.A2" office:value-type="string">
              <text:p text:style-name="P3"><text:span text:style-name="T3">Indicatie: </text:span><text:span text:style-name="T4">S/G</text:span><text:span text:style-name="T6"><text:line-break/></text:span><text:span text:style-name="T3">Toelichting: Satisfactory-</text:span><text:span text:style-name="T4">Goed</text:span><text:span text:style-name="T3">, </text:span><text:span text:style-name="T4">Ik heb om dit project zover mogelijk af te maken ook heel veel buiten school aan mijn deel gewerkt </text:span><text:span text:style-name="T8">omdat ik wist dat de rest van mijn groepje op mijn deel wacht (dit is het resultaat van de taakverdeling).</text:span></text:p>
            </table:table-cell>
          </table:table-row>
        </table:table>
        <text:p text:style-name="P6"><text:span text:style-name="T9"/></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Arial_EmbeddedFont, Arial_MSFontService, sans-serif"/>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WordVisiCarriageReturn MSFontService" svg:font-family="'WordVisiCarriageReturn MSFontService', Arial, Arial_EmbeddedFont, Arial_MSFontService, sans-serif"/>
    <style:font-face style:name="WordVisiCarriageReturn MSFontService1" svg:font-family="'WordVisiCarriageReturn MSFontService', Calibri, Calibri_EmbeddedFont, Calibri_MSFontServic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0T10:35:25.733588865</meta:creation-date>
    <dc:date>2023-01-20T11:54:26.257145755</dc:date>
    <meta:editing-duration>PT1H19M1S</meta:editing-duration>
    <meta:editing-cycles>1</meta:editing-cycles>
    <meta:generator>LibreOffice/7.4.3.2$Linux_X86_64 LibreOffice_project/40$Build-2</meta:generator>
    <meta:document-statistic meta:table-count="1" meta:image-count="0" meta:object-count="0" meta:page-count="3" meta:paragraph-count="41" meta:word-count="947" meta:character-count="5500" meta:non-whitespace-character-count="4566"/>
  </office:meta>
</office:document-meta>
</file>